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officeooo:rsid="0011cb2b" officeooo:paragraph-rsid="0011cb2b"/>
    </style:style>
    <style:style style:name="P2" style:family="paragraph" style:parent-style-name="Standard">
      <style:paragraph-properties fo:line-height="200%" fo:text-align="center" style:justify-single-word="false"/>
      <style:text-properties officeooo:rsid="0011cb2b" officeooo:paragraph-rsid="0011cb2b"/>
    </style:style>
    <style:style style:name="P3" style:family="paragraph" style:parent-style-name="Standard">
      <style:paragraph-properties fo:line-height="200%"/>
    </style:style>
    <style:style style:name="T1" style:family="text">
      <style:text-properties officeooo:rsid="0011cb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hael Mazzella</text:p>
      <text:p text:style-name="P1">Professor Zhao</text:p>
      <text:p text:style-name="P1">CS 5001</text:p>
      <text:p text:style-name="P1">15 September 2025</text:p>
      <text:p text:style-name="P2">Capstone Individual Assessment</text:p>
      <text:p text:style-name="P3"/>
      <text:p text:style-name="P3"><text:tab/>Our senior design project is focused on developing a more streamlined process for community efforts towards litter pickup and local infrastructure issue reporting and resolution. Our goal is to create a web-based platform that allows anyone with a mobile device to easily report issues, track their resolution, and engage with local government and community organizations. The main features will include geotagged reporting, status tracking, and a community forum for discussion and collaboration. We hope to build this platform with several parts including a C# front/back end, utilizing the blazor WebASM platform. A .NET core backend, and a SQL server database, for storing of user data, reports, and interactions through the site. The main focus for this app is purely web and, more specifically, purely software based. It plays directly into the strengths of our team, which is made up of four computer science majors that all have spent some or a majority of their time on Co-op doing web or C# development.</text:p>
      <text:p text:style-name="P3"/>
      <text:p text:style-name="P3"><text:tab/>My college curriculum has provided me with a solid foundation in computer science principles and practical skills that are directly applicable to our senior design project. Courses adding to that foundation include CS 2011, Intro to computer systems, CS 2023, Python Programming, CS 2071, Data Structures, and several more generic courses. Each of these courses contribute to a well rounded base for our project in both the basic concepts of software development and also the practical parts of writing code across different language environments. To add to that I have taken several courses that lend specifically toward web and database development. These include CS 4065 Computer Networks <text:soft-page-break/>which gave me a strong understanding of how data is transmitted over the internet, and CS 4092, Database Design and Development, which gave me both the conceptual understanding to model the gps and user data we are going to attempt to store and manipulate with our project, as well as practical experience with SQL queries and database management. Each of these courses has given me the theoretical knowledge and practical skills necessary to contribute effectively to the development of our web-based platform.</text:p>
      <text:p text:style-name="P3"/>
      <text:p text:style-name="P3"><text:tab/>My co-op experiences have been instrumental in shaping my practical skills and understanding of real-world software development. At Western &amp; Southern Financial Group, I worked as an HR Information Technology Intern, where I was part of an agile development team responsible for maintaining and updating internal HR-related applications. This role provided me with hands-on experience in .NET Core C# development, SQL database management, and implementing cybersecurity measures such as SSO and data encryption. Through this role I brought an application from inception to deployment, which included gathering business requirements, rewriting legacy code, and ensuring the application met modern security standards. These experiences are directly relevant to our senior design project, as they have equipped me with the skills to develop secure, efficient, and user-friendly web applications. At KLH Engineers Inc., I served as a Software Developer, where I developed an AI-driven natural language search tool for retrieving data from a historical SQL database. This role involved designing and deploying backend services using Azure serverless architecture, creating a user-friendly frontend with Electron, and, again, accessing and utilizing SQL databases to efficiently store and access information. During my time at KLH I also developed several custom C# .NET Framework applications and plugins, which further honed my skills in C# development and software design. These applications further utilized the mud blazor html framework, which is a UI and widget library for the the blazor development environment we will be using for our project. My experiences at KLH have provided me with a deep understanding of full-stack development, from <text:soft-page-break/>backend services to frontend user interfaces, which will be invaluable in the development of our web-based platform. </text:p>
      <text:p text:style-name="P3"/>
      <text:p text:style-name="P3"><text:tab/>I am excited to participate in this project because it addresses a real-world problem that has a significant impact on communities and will be the first project I have worked on that solves such a significant real world issue that is not purely business or enterprise focused. Litter and infrastructure issues are common problems that affect the quality of life in many areas which makes this project particularly applicable to wide audiences. With that said we are looking to develop a platform that is easy to use and accessible to a wide range of users, including those who may not be tech-savvy. This means that we will need to focus on creating an intuitive user interface and ensuring that the platform is mobile-friendly. We will also look to create a platform that can work across mutiple regions meaning we will need to make the system generic enough to be adapted not just locally within cincinnati but also within different <text:span text:style-name="T1">cities and potentially integrated with </text:span>local government structures and reporting <text:span text:style-name="T1">compliance </text:span>requirements. </text:p>
      <text:p text:style-name="P3"/>
      <text:p text:style-name="P3"><text:tab/>Our <text:span text:style-name="T1">end </text:span>goals for the project include developing a fully functional web-based platform that allows users to report litter and infrastructure issues, track their resolution, and engage with local government and community organizations. We aim to create a user-friendly interface that is accessible on mobile devices, ensuring that anyone can easily report issues. Additionally, we plan to implement features such as geotagged reporting, status tracking, and a community forum for discussion and collaboration. We will also focus on ensuring the platform is secure, reliable, and scalable to accommodate a growing user base. To self-evaluate my contributions, I will set clear milestones and deliverables throughout the project timeline. I will regularly add contributions to our project codebase to ensure that we are on track to meet our team and project goals and will seek feedback from my team members to ensure that my work aligns with the overall project objectives. I will also conduct thorough <text:soft-page-break/>testing of the platform to identify and address any issues or bugs. By the end of the project, I expect to have contributed significantly to the development of a functional and user-friendly web-based platform that addresses the issue of litter and infrastructure reporting. I will know that I have performed well if the platform meets the project goals, receives positive feedback from users (if we manage to acquire users), and demonstrates the ability to effectively facilitate community engagement and issue resolut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5T23:58:48.543150213</meta:creation-date>
    <dc:date>2025-09-16T00:07:09.796535819</dc:date>
    <meta:editing-duration>PT8M21S</meta:editing-duration>
    <meta:editing-cycles>1</meta:editing-cycles>
    <meta:document-statistic meta:table-count="0" meta:image-count="0" meta:object-count="0" meta:page-count="4" meta:paragraph-count="10" meta:word-count="1041" meta:character-count="6732" meta:non-whitespace-character-count="5693"/>
    <meta:generator>LibreOffice/25.2.6.2$Linux_X86_64 LibreOffice_project/520$Build-2</meta:generator>
  </office:meta>
</office:document-meta>
</file>